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ucida Console" svg:font-family="'Lucida Console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Lucida Console"/>
    </style:style>
    <style:style style:name="P2" style:family="paragraph" style:parent-style-name="Standard">
      <style:text-properties style:font-name="Lucida Console" officeooo:paragraph-rsid="002310f0"/>
    </style:style>
    <style:style style:name="P3" style:family="paragraph" style:parent-style-name="Standard">
      <style:text-properties style:font-name="Lucida Console" officeooo:paragraph-rsid="0023c0bd"/>
    </style:style>
    <style:style style:name="P4" style:family="paragraph" style:parent-style-name="Standard">
      <style:text-properties style:font-name="Lucida Console" officeooo:rsid="00241c8d" officeooo:paragraph-rsid="0023c0bd"/>
    </style:style>
    <style:style style:name="P5" style:family="paragraph" style:parent-style-name="Standard">
      <style:text-properties style:font-name="Lucida Console"/>
    </style:style>
    <style:style style:name="P6" style:family="paragraph" style:parent-style-name="Standard">
      <style:text-properties style:font-name="Lucida Console" officeooo:rsid="00241c8d" officeooo:paragraph-rsid="0024f72a"/>
    </style:style>
    <style:style style:name="P7" style:family="paragraph" style:parent-style-name="Standard">
      <style:text-properties style:font-name="Lucida Console" officeooo:paragraph-rsid="0024f72a"/>
    </style:style>
    <style:style style:name="T1" style:family="text">
      <style:text-properties officeooo:rsid="0021bea0"/>
    </style:style>
    <style:style style:name="T2" style:family="text">
      <style:text-properties officeooo:rsid="0023c0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2"/>Sunrise 2</text:p>
      <text:p text:style-name="P6"/>
      <text:p text:style-name="P7"><text:s text:c="2"/>this new day's wonder</text:p>
      <text:p text:style-name="P7"><text:s text:c="2"/>distant orb with life's source glows</text:p>
      <text:p text:style-name="P7"><text:s text:c="2"/>from hidden night's calm</text:p>
      <text:p text:style-name="P7"/>
      <text:p text:style-name="P6"><text:s text:c="2"/>Sunrise <text:span text:style-name="T2">3</text:span></text:p>
      <text:p text:style-name="P7"/>
      <text:p text:style-name="P7"><text:s text:c="2"/>fires' colors emerge</text:p>
      <text:p text:style-name="P7"><text:s text:c="2"/>my day's new purpose instructs</text:p>
      <text:p text:style-name="P7"><text:s text:c="2"/>brings resolve to know</text:p>
      <text:p text:style-name="P7"/>
      <text:p text:style-name="P3"><text:s text:c="2"/><text:span text:style-name="T1">At the Beach</text:span></text:p>
      <text:p text:style-name="P1"/>
      <text:p text:style-name="P1"><text:s text:c="2"/>with <text:s/>wind <text:s/>and <text:s/>sun <text:s/>whole</text:p>
      <text:p text:style-name="P1"><text:s text:c="2"/>I <text:s/>am <text:s/>lost <text:s/>in <text:s/>this <text:s/>moment</text:p>
      <text:p text:style-name="P1"><text:s text:c="2"/>my <text:s/>passion <text:s/>is <text:s/>sure</text:p>
      <text:p text:style-name="P1"/>
      <text:p text:style-name="P1"><text:s text:c="2"/>here <text:s/>the <text:s/>waves <text:s/>spread <text:s/>wide <text:s text:c="3"/></text:p>
      <text:p text:style-name="P1"><text:s text:c="2"/>my <text:s/>mind <text:s/>is <text:s/>deep <text:s/>in <text:s/>such <text:s/>awe</text:p>
      <text:p text:style-name="P1"><text:s text:c="2"/>no <text:s/>worry <text:s/>intrude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ucida Console" svg:font-family="'Lucida Console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3M53S</meta:editing-duration>
    <meta:editing-cycles>8</meta:editing-cycles>
    <meta:generator>LibreOffice/7.3.7.2$Linux_X86_64 LibreOffice_project/30$Build-2</meta:generator>
    <dc:date>2026-03-26T14:37:25.742924007</dc:date>
    <meta:document-statistic meta:table-count="0" meta:image-count="0" meta:object-count="0" meta:page-count="1" meta:paragraph-count="15" meta:word-count="63" meta:character-count="376" meta:non-whitespace-character-count="270"/>
    <meta:user-defined meta:name="Info 1"/>
    <meta:user-defined meta:name="Info 2"/>
    <meta:user-defined meta:name="Info 3"/>
    <meta:user-defined meta:name="Info 4"/>
  </office:meta>
</office:document-meta>
</file>